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P1" style:family="paragraph" style:parent-style-name="normal1">
      <style:paragraph-properties fo:margin-left="0in" fo:text-indent="0in" style:auto-text-indent="false"/>
    </style:style>
    <style:style style:name="P2" style:family="paragraph" style:parent-style-name="Heading_20_3">
      <style:paragraph-properties fo:margin-left="0in" fo:margin-top="0.1945in" fo:margin-bottom="0.0555in" style:contextual-spacing="false" fo:line-height="100%" fo:keep-together="auto" fo:text-indent="0in" style:auto-text-indent="false" fo:keep-with-next="auto"/>
    </style:style>
    <style:style style:name="P3" style:family="paragraph" style:parent-style-name="normal1">
      <style:paragraph-properties fo:margin-left="0in" fo:text-indent="0in" style:auto-text-indent="false"/>
    </style:style>
    <style:style style:name="P4" style:family="paragraph" style:parent-style-name="normal1" style:master-page-name="Standard">
      <style:paragraph-properties style:page-number="1"/>
    </style:style>
    <style:style style:name="P5" style:family="paragraph" style:parent-style-name="normal1">
      <style:text-properties fo:font-size="20pt" style:font-size-asian="20pt" style:font-size-complex="20pt"/>
    </style:style>
    <style:style style:name="P6" style:family="paragraph" style:parent-style-name="normal1">
      <style:text-properties fo:font-size="8pt" style:font-size-asian="8pt" style:font-size-complex="8pt"/>
    </style:style>
    <style:style style:name="P7" style:family="paragraph" style:parent-style-name="normal1">
      <style:paragraph-properties fo:margin-left="0.5in" fo:text-indent="0.5in" style:auto-text-indent="false"/>
      <style:text-properties fo:font-size="8pt" style:font-size-asian="8pt" style:font-size-complex="8pt"/>
    </style:style>
    <style:style style:name="P8" style:family="paragraph" style:parent-style-name="normal1">
      <style:paragraph-properties fo:margin-left="0in" fo:text-indent="0in" style:auto-text-indent="false"/>
      <style:text-properties fo:font-size="8pt" style:font-size-asian="8pt" style:font-size-complex="8pt"/>
    </style:style>
    <style:style style:name="P9" style:family="paragraph" style:parent-style-name="normal1">
      <style:paragraph-properties fo:margin-left="0.5in" fo:text-indent="0in" style:auto-text-indent="false"/>
      <style:text-properties fo:font-size="8pt" style:font-size-asian="8pt" style:font-size-complex="8pt"/>
    </style:style>
    <style:style style:name="P10" style:family="paragraph" style:parent-style-name="normal1">
      <style:paragraph-properties fo:margin-left="0.5in" fo:margin-top="0.1665in" fo:margin-bottom="0.1665in" style:contextual-spacing="false" fo:line-height="100%" fo:text-indent="0in" style:auto-text-indent="false"/>
      <style:text-properties fo:font-size="8pt" style:font-size-asian="8pt" style:font-size-complex="8pt"/>
    </style:style>
    <style:style style:name="P11" style:family="paragraph" style:parent-style-name="normal1" style:list-style-name="WWNum1">
      <style:paragraph-properties fo:margin-left="0.5in" fo:text-indent="-0.25in" style:auto-text-indent="false"/>
      <style:text-properties fo:font-size="8pt" style:text-underline-style="none" style:font-size-asian="8pt" style:font-size-complex="8pt"/>
    </style:style>
    <style:style style:name="P12" style:family="paragraph" style:parent-style-name="normal1" style:list-style-name="WWNum4">
      <style:paragraph-properties fo:margin-left="0.5in" fo:text-indent="-0.25in" style:auto-text-indent="false"/>
      <style:text-properties fo:font-size="8pt" style:text-underline-style="none" fo:font-weight="bold" style:font-size-asian="8pt" style:font-weight-asian="bold" style:font-size-complex="8pt"/>
    </style:style>
    <style:style style:name="P13" style:family="paragraph" style:parent-style-name="normal1">
      <style:paragraph-properties fo:margin-left="0in" fo:text-indent="0in" style:auto-text-indent="false"/>
      <style:text-properties fo:font-size="8pt" fo:font-weight="bold" style:font-size-asian="8pt" style:font-weight-asian="bold" style:font-size-complex="8pt"/>
    </style:style>
    <style:style style:name="P14" style:family="paragraph" style:parent-style-name="normal1" style:list-style-name="WWNum7">
      <style:paragraph-properties fo:margin-left="0.5in" fo:text-indent="-0.25in" style:auto-text-indent="false"/>
    </style:style>
    <style:style style:name="P15" style:family="paragraph" style:parent-style-name="normal1" style:list-style-name="WWNum2">
      <style:paragraph-properties fo:margin-left="0.5in" fo:text-indent="-0.25in" style:auto-text-indent="false"/>
    </style:style>
    <style:style style:name="P16" style:family="paragraph" style:parent-style-name="normal1" style:list-style-name="WWNum1">
      <style:paragraph-properties fo:margin-left="0.5in" fo:text-indent="-0.25in" style:auto-text-indent="false"/>
    </style:style>
    <style:style style:name="P17" style:family="paragraph" style:parent-style-name="normal1" style:list-style-name="WWNum8">
      <style:paragraph-properties fo:margin-left="0.5in" fo:text-indent="-0.25in" style:auto-text-indent="false"/>
    </style:style>
    <style:style style:name="P18" style:family="paragraph" style:parent-style-name="normal1" style:list-style-name="WWNum4">
      <style:paragraph-properties fo:margin-left="0.5in" fo:text-indent="-0.25in" style:auto-text-indent="false"/>
    </style:style>
    <style:style style:name="P19" style:family="paragraph" style:parent-style-name="normal1">
      <style:paragraph-properties fo:margin-left="0in" fo:text-indent="0in" style:auto-text-indent="false"/>
      <style:text-properties fo:color="#980000" loext:opacity="100%" fo:font-size="8pt" style:font-size-asian="8pt" style:font-size-complex="8pt"/>
    </style:style>
    <style:style style:name="P20" style:family="paragraph" style:parent-style-name="normal1" style:list-style-name="WWNum3">
      <style:paragraph-properties fo:margin-left="0.5in" fo:margin-top="0.1665in" fo:margin-bottom="0in" style:contextual-spacing="false" fo:line-height="100%" fo:text-indent="-0.25in" style:auto-text-indent="false"/>
    </style:style>
    <style:style style:name="P21" style:family="paragraph" style:parent-style-name="normal1" style:list-style-name="WWNum3">
      <style:paragraph-properties fo:margin-left="0.5in" fo:margin-top="0in" fo:margin-bottom="0.1665in" style:contextual-spacing="false" fo:line-height="100%" fo:text-indent="-0.25in" style:auto-text-indent="false"/>
    </style:style>
    <style:style style:name="P22" style:family="paragraph" style:parent-style-name="normal1" style:list-style-name="WWNum3">
      <style:paragraph-properties fo:margin-left="1in" fo:margin-top="0in" fo:margin-bottom="0in" style:contextual-spacing="false" fo:line-height="100%" fo:text-indent="-0.25in" style:auto-text-indent="false"/>
    </style:style>
    <style:style style:name="P23" style:family="paragraph" style:parent-style-name="normal1" style:list-style-name="WWNum6">
      <style:paragraph-properties fo:margin-left="0.5in" fo:margin-top="0.1665in" fo:margin-bottom="0in" style:contextual-spacing="false" fo:line-height="100%" fo:text-indent="-0.25in" style:auto-text-indent="false"/>
    </style:style>
    <style:style style:name="P24" style:family="paragraph" style:parent-style-name="normal1" style:list-style-name="WWNum6">
      <style:paragraph-properties fo:margin-left="0.5in" fo:margin-top="0in" fo:margin-bottom="0in" style:contextual-spacing="false" fo:line-height="100%" fo:text-indent="-0.25in" style:auto-text-indent="false"/>
    </style:style>
    <style:style style:name="P25" style:family="paragraph" style:parent-style-name="normal1" style:list-style-name="WWNum6">
      <style:paragraph-properties fo:margin-left="1in" fo:margin-top="0in" fo:margin-bottom="0in" style:contextual-spacing="false" fo:line-height="100%" fo:text-indent="-0.25in" style:auto-text-indent="false"/>
    </style:style>
    <style:style style:name="P26" style:family="paragraph" style:parent-style-name="normal1" style:list-style-name="WWNum6">
      <style:paragraph-properties fo:margin-left="1in" fo:margin-top="0in" fo:margin-bottom="0.1665in" style:contextual-spacing="false" fo:line-height="100%" fo:text-indent="-0.25in" style:auto-text-indent="false"/>
    </style:style>
    <style:style style:name="P27" style:family="paragraph" style:parent-style-name="normal1" style:list-style-name="WWNum5">
      <style:paragraph-properties fo:margin-left="0.5in" fo:margin-top="0.1665in" fo:margin-bottom="0in" style:contextual-spacing="false" fo:line-height="100%" fo:text-indent="-0.25in" style:auto-text-indent="false"/>
    </style:style>
    <style:style style:name="P28" style:family="paragraph" style:parent-style-name="normal1" style:list-style-name="WWNum5">
      <style:paragraph-properties fo:margin-left="0.5in" fo:margin-top="0in" fo:margin-bottom="0.1665in" style:contextual-spacing="false" fo:line-height="100%" fo:text-indent="-0.25in" style:auto-text-indent="false"/>
    </style:style>
    <style:style style:name="P29" style:family="paragraph" style:parent-style-name="normal1" style:list-style-name="WWNum5">
      <style:paragraph-properties fo:margin-left="1in" fo:margin-top="0in" fo:margin-bottom="0in" style:contextual-spacing="false" fo:line-height="100%" fo:text-indent="-0.25in" style:auto-text-indent="false"/>
    </style:style>
    <style:style style:name="P30" style:family="paragraph" style:parent-style-name="normal1" style:list-style-name="WWNum9">
      <style:paragraph-properties fo:margin-left="0.5in" fo:margin-top="0.1665in" fo:margin-bottom="0in" style:contextual-spacing="false" fo:line-height="100%" fo:text-indent="-0.25in" style:auto-text-indent="false"/>
    </style:style>
    <style:style style:name="P31" style:family="paragraph" style:parent-style-name="normal1" style:list-style-name="WWNum9">
      <style:paragraph-properties fo:margin-left="0.5in" fo:margin-top="0in" fo:margin-bottom="0.1665in" style:contextual-spacing="false" fo:line-height="100%" fo:text-indent="-0.25in" style:auto-text-indent="false"/>
    </style:style>
    <style:style style:name="P32" style:family="paragraph" style:parent-style-name="normal1" style:list-style-name="WWNum9">
      <style:paragraph-properties fo:margin-left="1in" fo:margin-top="0in" fo:margin-bottom="0in" style:contextual-spacing="false" fo:line-height="100%" fo:text-indent="-0.25in" style:auto-text-indent="false"/>
    </style:style>
    <style:style style:name="P33" style:family="paragraph" style:parent-style-name="normal1">
      <style:paragraph-properties fo:margin-left="0in" fo:text-indent="0.5in" style:auto-text-indent="false"/>
    </style:style>
    <style:style style:name="P34" style:family="paragraph" style:parent-style-name="normal1">
      <style:paragraph-properties fo:margin-left="0in" fo:text-indent="0in" style:auto-text-indent="false"/>
      <style:text-properties fo:font-size="9pt" style:font-size-asian="9pt" style:font-size-complex="9pt"/>
    </style:style>
    <style:style style:name="P35" style:family="paragraph" style:parent-style-name="normal1">
      <style:text-properties fo:font-size="9pt" officeooo:paragraph-rsid="0003068b" style:font-size-asian="9pt" style:font-size-complex="9pt"/>
    </style:style>
    <style:style style:name="P36" style:family="paragraph" style:parent-style-name="normal1">
      <style:text-properties fo:font-size="9pt" style:font-size-asian="9pt" style:font-size-complex="9pt"/>
    </style:style>
    <style:style style:name="P37" style:family="paragraph" style:parent-style-name="normal1">
      <style:text-properties fo:font-size="9pt" fo:language="en" fo:country="US" style:font-size-asian="9pt" style:font-size-complex="9pt"/>
    </style:style>
    <style:style style:name="P38" style:family="paragraph" style:parent-style-name="normal1">
      <style:paragraph-properties fo:margin-left="0in" fo:text-indent="0in" style:auto-text-indent="false"/>
      <style:text-properties fo:font-size="14pt" fo:font-weight="bold" style:font-size-asian="14pt" style:font-weight-asian="bold" style:font-size-complex="14pt"/>
    </style:style>
    <style:style style:name="P39" style:family="paragraph" style:parent-style-name="normal1">
      <style:text-properties officeooo:paragraph-rsid="000e4f48"/>
    </style:style>
    <style:style style:name="P40" style:family="paragraph" style:parent-style-name="normal1">
      <style:paragraph-properties fo:margin-left="0in" fo:text-indent="0in" style:auto-text-indent="false"/>
      <style:text-properties officeooo:paragraph-rsid="000e4f48"/>
    </style:style>
    <style:style style:name="P41" style:family="paragraph" style:parent-style-name="normal1">
      <style:text-properties officeooo:rsid="000a49a1" officeooo:paragraph-rsid="000a49a1"/>
    </style:style>
    <style:style style:name="P42" style:family="paragraph" style:parent-style-name="normal1">
      <style:text-properties officeooo:rsid="000a49a1" officeooo:paragraph-rsid="000ccbcf"/>
    </style:style>
    <style:style style:name="P43" style:family="paragraph" style:parent-style-name="normal1">
      <style:text-properties officeooo:paragraph-rsid="00053077"/>
    </style:style>
    <style:style style:name="P44" style:family="paragraph" style:parent-style-name="normal1">
      <style:text-properties officeooo:rsid="000ccbcf" officeooo:paragraph-rsid="000ccbcf"/>
    </style:style>
    <style:style style:name="P45" style:family="paragraph" style:parent-style-name="normal1">
      <style:text-properties officeooo:rsid="000bf23d" officeooo:paragraph-rsid="000ccbcf"/>
    </style:style>
    <style:style style:name="P46" style:family="paragraph" style:parent-style-name="normal1">
      <style:text-properties officeooo:rsid="000d9612" officeooo:paragraph-rsid="000d9612"/>
    </style:style>
    <style:style style:name="P47" style:family="paragraph" style:parent-style-name="normal1">
      <style:text-properties officeooo:rsid="000ed5a8" officeooo:paragraph-rsid="000ed5a8"/>
    </style:style>
    <style:style style:name="P48" style:family="paragraph" style:parent-style-name="normal1">
      <style:text-properties officeooo:rsid="001152ac" officeooo:paragraph-rsid="001152ac"/>
    </style:style>
    <style:style style:name="P49" style:family="paragraph" style:parent-style-name="normal1">
      <style:text-properties officeooo:rsid="0012ca35" officeooo:paragraph-rsid="0012ca35"/>
    </style:style>
    <style:style style:name="P50" style:family="paragraph" style:parent-style-name="normal1">
      <style:text-properties officeooo:rsid="00053077" officeooo:paragraph-rsid="00053077"/>
    </style:style>
    <style:style style:name="T1" style:family="text">
      <style:text-properties fo:font-size="8pt" fo:language="en" fo:country="US" fo:font-weight="bold" style:font-size-asian="8pt" style:font-weight-asian="bold"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style:text-underline-style="none" style:font-size-asian="8pt" style:font-size-complex="8pt"/>
    </style:style>
    <style:style style:name="T4" style:family="text">
      <style:text-properties fo:font-size="8pt" fo:language="en" fo:country="US" style:text-underline-style="solid" style:text-underline-type="double" style:text-underline-width="auto" style:text-underline-color="font-color" fo:font-weight="bold" style:font-size-asian="8pt" style:font-weight-asian="bold" style:font-size-complex="8pt"/>
    </style:style>
    <style:style style:name="T5" style:family="text">
      <style:text-properties fo:font-size="8pt" style:font-size-asian="8pt" style:font-size-complex="8pt"/>
    </style:style>
    <style:style style:name="T6" style:family="text">
      <style:text-properties fo:font-size="8pt" fo:font-weight="bold" style:font-size-asian="8pt" style:font-weight-asian="bold" style:font-size-complex="8pt"/>
    </style:style>
    <style:style style:name="T7" style:family="text">
      <style:text-properties fo:font-size="8pt" style:text-underline-style="none" style:font-size-asian="8pt" style:font-size-complex="8pt"/>
    </style:style>
    <style:style style:name="T8" style:family="text">
      <style:text-properties fo:font-size="8pt" style:text-underline-style="none" fo:font-weight="bold" style:font-size-asian="8pt" style:font-weight-asian="bold" style:font-size-complex="8pt"/>
    </style:style>
    <style:style style:name="T9" style:family="text">
      <style:text-properties fo:font-size="20pt" style:font-size-asian="20pt" style:font-size-complex="20pt"/>
    </style:style>
    <style:style style:name="T10" style:family="text">
      <style:text-properties fo:font-size="18pt" style:font-size-asian="18pt" style:font-size-complex="18pt"/>
    </style:style>
    <style:style style:name="T11" style:family="text">
      <style:text-properties fo:color="#ff0000" loext:opacity="100%" fo:font-size="8pt" style:font-size-asian="8pt" style:font-size-complex="8pt"/>
    </style:style>
    <style:style style:name="T12" style:family="text">
      <style:text-properties fo:font-weight="bold" style:font-weight-asian="bold"/>
    </style:style>
    <style:style style:name="T13" style:family="text">
      <style:text-properties fo:color="#38761d" loext:opacity="100%" fo:font-weight="bold" style:font-weight-asian="bold"/>
    </style:style>
    <style:style style:name="T14" style:family="text">
      <style:text-properties fo:color="#38761d" loext:opacity="100%" fo:font-size="8pt" fo:font-weight="bold" style:font-size-asian="8pt" style:font-weight-asian="bold" style:font-size-complex="8pt"/>
    </style:style>
    <style:style style:name="T15" style:family="text">
      <style:text-properties fo:color="#4a86e8" loext:opacity="100%" fo:font-weight="bold" style:font-weight-asian="bold"/>
    </style:style>
    <style:style style:name="T16" style:family="text">
      <style:text-properties fo:color="#bf9000" loext:opacity="100%" fo:font-weight="bold" style:font-weight-asian="bold"/>
    </style:style>
    <style:style style:name="T17" style:family="text">
      <style:text-properties fo:color="#0000ff" loext:opacity="100%" fo:font-size="8pt" fo:font-weight="bold" style:font-size-asian="8pt" style:font-weight-asian="bold" style:font-size-complex="8pt"/>
    </style:style>
    <style:style style:name="T18" style:family="text">
      <style:text-properties fo:color="#7f6000" loext:opacity="100%" fo:font-size="8pt" fo:font-weight="bold" style:font-size-asian="8pt" style:font-weight-asian="bold" style:font-size-complex="8pt"/>
    </style:style>
    <style:style style:name="T19" style:family="text">
      <style:text-properties fo:color="#980000" loext:opacity="100%" fo:font-size="8pt" fo:font-weight="bold" style:font-size-asian="8pt" style:font-weight-asian="bold" style:font-size-complex="8pt"/>
    </style:style>
    <style:style style:name="T20" style:family="text">
      <style:text-properties fo:color="#980000" loext:opacity="100%" fo:font-size="8pt" style:font-size-asian="8pt" style:font-size-complex="8pt"/>
    </style:style>
    <style:style style:name="T21" style:family="text">
      <style:text-properties fo:color="#000000" loext:opacity="100%"/>
    </style:style>
    <style:style style:name="T22" style:family="text">
      <style:text-properties fo:color="#000000" loext:opacity="100%" fo:font-size="20pt" fo:font-weight="bold" style:font-size-asian="20pt" style:font-weight-asian="bold" style:font-size-complex="20pt"/>
    </style:style>
    <style:style style:name="T23" style:family="text">
      <style:text-properties fo:color="#000000" loext:opacity="100%" fo:font-size="11pt" style:font-size-asian="11pt" style:font-size-complex="11pt"/>
    </style:style>
    <style:style style:name="T24" style:family="text">
      <style:text-properties fo:color="#000000" loext:opacity="100%" fo:font-size="12pt" style:font-size-asian="12pt" style:font-size-complex="12pt"/>
    </style:style>
    <style:style style:name="T25" style:family="text">
      <style:text-properties fo:font-size="10pt" style:font-size-asian="10pt" style:font-size-complex="10pt"/>
    </style:style>
    <style:style style:name="T26" style:family="text">
      <style:text-properties fo:font-size="7pt" style:font-size-asian="7pt" style:font-size-complex="7pt"/>
    </style:style>
    <style:style style:name="T27" style:family="text">
      <style:text-properties fo:font-size="16pt" style:font-size-asian="16pt" style:font-size-complex="16pt"/>
    </style:style>
    <style:style style:name="T28" style:family="text">
      <style:text-properties fo:font-size="9pt" style:font-size-asian="9pt" style:font-size-complex="9pt"/>
    </style:style>
    <style:style style:name="T29" style:family="text">
      <style:text-properties fo:font-size="9pt" officeooo:rsid="0004369a" style:font-size-asian="9pt" style:font-size-complex="9pt"/>
    </style:style>
    <style:style style:name="T30" style:family="text">
      <style:text-properties fo:font-size="9pt" officeooo:rsid="000a49a1" style:font-size-asian="9pt" style:font-size-complex="9pt"/>
    </style:style>
    <style:style style:name="T31" style:family="text">
      <style:text-properties fo:font-size="9pt" officeooo:rsid="000badef" style:font-size-asian="9pt" style:font-size-complex="9pt"/>
    </style:style>
    <style:style style:name="T32" style:family="text">
      <style:text-properties fo:font-size="9pt" officeooo:rsid="000e4f48" style:font-size-asian="9pt" style:font-size-complex="9pt"/>
    </style:style>
    <style:style style:name="T33" style:family="text">
      <style:text-properties fo:font-size="9pt" fo:language="en" fo:country="US" style:font-size-asian="9pt" style:font-size-complex="9pt"/>
    </style:style>
    <style:style style:name="T34" style:family="text">
      <style:text-properties fo:font-size="9pt" fo:language="en" fo:country="US" officeooo:rsid="000a49a1" style:font-size-asian="9pt" style:font-size-complex="9pt"/>
    </style:style>
    <style:style style:name="T35" style:family="text">
      <style:text-properties fo:font-size="9pt" fo:font-weight="bold" style:font-size-asian="9pt" style:font-weight-asian="bold" style:font-size-complex="9pt"/>
    </style:style>
    <style:style style:name="T36" style:family="text">
      <style:text-properties fo:font-size="9pt" fo:font-weight="bold" officeooo:rsid="0003068b" style:font-size-asian="9pt" style:font-weight-asian="bold" style:font-size-complex="9pt"/>
    </style:style>
    <style:style style:name="T37" style:family="text">
      <style:text-properties fo:font-size="9pt" fo:font-weight="bold" officeooo:rsid="00053077" style:font-size-asian="9pt" style:font-weight-asian="bold" style:font-size-complex="9pt"/>
    </style:style>
    <style:style style:name="T38" style:family="text">
      <style:text-properties fo:font-size="9pt" fo:font-weight="bold" style:font-size-asian="9pt" style:font-weight-asian="bold" style:font-size-complex="9pt" style:font-weight-complex="bold"/>
    </style:style>
    <style:style style:name="T39" style:family="text">
      <style:text-properties fo:font-size="14pt"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urak Roguelike Overview:</text:p>
      <text:p text:style-name="normal1">Cool idea damage animation where health number changes and little number equalling the damage falls out of the number </text:p>
      <text:p text:style-name="normal1" loext:marker-style-name="T9"><text:span text:style-name="T9">Phases:</text:span><text:span text:style-name="T9"/></text:p>
      <text:p text:style-name="P5" loext:marker-style-name="T9"/>
      <text:p text:style-name="normal1">Attacking <text:s/>turn phase cycle: </text:p>
      <text:p text:style-name="P6" loext:marker-style-name="T5"/>
      <text:p text:style-name="normal1" loext:marker-style-name="T5"><text:span text:style-name="T6">Draw phase:</text:span><text:span text:style-name="T5"> you draw 6 cards and any cards you would draw due to card draw effects.</text:span></text:p>
      <text:p text:style-name="normal1" loext:marker-style-name="T5"><text:span text:style-name="T6">Declare attackers:</text:span><text:span text:style-name="T5"> put down your attacking cards.</text:span></text:p>
      <text:p text:style-name="normal1" loext:marker-style-name="T5"><text:span text:style-name="T5">Attack triggers: any effects that happen when you attack with a card happen here</text:span><text:span text:style-name="T5"/></text:p>
      <text:p text:style-name="normal1" loext:marker-style-name="T5"><text:span text:style-name="T6">Enemies defense phase:</text:span><text:span text:style-name="T5">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6" loext:marker-style-name="T5"/>
      <text:p text:style-name="normal1" loext:marker-style-name="T5"><text:span text:style-name="T6">Damage phase :</text:span><text:span text:style-name="T5"> any cards not defended deal damage to the enemies they attacked. Damage multipliers happy here</text:span></text:p>
      <text:p text:style-name="P6" loext:marker-style-name="T5"/>
      <text:p text:style-name="normal1" loext:marker-style-name="T5"><text:span text:style-name="T6">Damage triggers:</text:span><text:span text:style-name="T5"> any effects that happen when a card deals damage apply here.</text:span></text:p>
      <text:p text:style-name="P6" loext:marker-style-name="T5"/>
      <text:p text:style-name="normal1">Defending phase phase cycle:</text:p>
      <text:p text:style-name="P6" loext:marker-style-name="T5"/>
      <text:p text:style-name="normal1" loext:marker-style-name="T5"><text:span text:style-name="T6">Draw phase:</text:span><text:span text:style-name="T5"> you draw 6 cards and any cards you would draw due to card draw effects.</text:span></text:p>
      <text:p text:style-name="normal1" loext:marker-style-name="T5"><text:span text:style-name="T6">Enemies <text:s/>declare attackers:</text:span><text:span text:style-name="T5"> enemies play the cards they will attack with</text:span></text:p>
      <text:p text:style-name="normal1" loext:marker-style-name="T5"><text:span text:style-name="T6">Attack triggers:</text:span><text:span text:style-name="T5"> any effects that happen when you attack with a card happen here</text:span></text:p>
      <text:p text:style-name="normal1" loext:marker-style-name="T5"><text:span text:style-name="T6">Defense phase:</text:span><text:span text:style-name="T5">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6" loext:marker-style-name="T5"/>
      <text:p text:style-name="normal1" loext:marker-style-name="T5"><text:span text:style-name="T6">Damage phase :</text:span><text:span text:style-name="T5"> any cards not defended deal damage to the player. Damage multipliers happy here</text:span></text:p>
      <text:p text:style-name="P6" loext:marker-style-name="T5"/>
      <text:p text:style-name="normal1" loext:marker-style-name="T5"><text:span text:style-name="T6">Damage triggers:</text:span><text:span text:style-name="T5"> any effects that happen when a card deals damage apply here.</text:span></text:p>
      <text:p text:style-name="P6" loext:marker-style-name="T5"/>
      <text:p text:style-name="P7" loext:marker-style-name="T5"/>
      <text:p text:style-name="P1"><text:span text:style-name="T10">Itemization</text:span>: </text:p>
      <text:p text:style-name="P1"/>
      <text:p text:style-name="P1" loext:marker-style-name="T9"><text:span text:style-name="T9">Special Cards:</text:span><text:span text:style-name="T9"/></text:p>
      <text:p text:style-name="P1"><text:span text:style-name="T5">Go into the deck and can be picked up:<text:line-break/></text:span>Modified Cards:</text:p>
      <text:p text:style-name="P1" loext:marker-style-name="T5"><text:span text:style-name="T5">Modify normal cards in the deck and can be stacked</text:span><text:span text:style-name="T5"/></text:p>
      <text:list text:style-name="WWNum7">
        <text:list-item>
          <text:p text:style-name="P14" loext:marker-style-name="T7"><text:span text:style-name="T6">Restoring</text:span><text:span text:style-name="T5">: </text:span><text:span text:style-name="T2">Defend with this card to gain health equal to the difference of values between the defending and defended cards,</text:span></text:p>
        </text:list-item>
        <text:list-item>
          <text:p text:style-name="P14" loext:marker-style-name="T3"><text:span text:style-name="T6">Bounce </text:span><text:span text:style-name="T5">: When </text:span><text:span text:style-name="T2">d</text:span><text:span text:style-name="T5">efending, this card does <text:s/></text:span><text:span text:style-name="T2">damage <text:s/>equal <text:s/>to the difference of values between the defending and defended cards,</text:span></text:p>
        </text:list-item>
        <text:list-item>
          <text:p text:style-name="P14" loext:marker-style-name="T7"><text:span text:style-name="T6">Burn X</text:span><text:span text:style-name="T5">: </text:span><text:span text:style-name="T2">Deal 1 damage for each burn modifier on the card,</text:span></text:p>
        </text:list-item>
        <text:list-item>
          <text:p text:style-name="P14" loext:marker-style-name="T5"><text:span text:style-name="T6">Parry</text:span><text:span text:style-name="T5">: </text:span><text:span text:style-name="T2">Reverse </text:span><text:span text:style-name="T5">with this card to deal that cards </text:span><text:span text:style-name="T2">value</text:span><text:span text:style-name="T5"> as damage</text:span></text:p>
        </text:list-item>
        <text:list-item>
          <text:p text:style-name="P14" loext:marker-style-name="T7"><text:span text:style-name="T6">Draw X</text:span><text:span text:style-name="T5">: </text:span><text:span text:style-name="T2">Draws 1 card for each draw modifier on the card</text:span><text:span text:style-name="T3"> when played.</text:span></text:p>
        </text:list-item>
        <text:list-item>
          <text:p text:style-name="P14" loext:marker-style-name="T7"><text:span text:style-name="T6">Cripple X</text:span><text:span text:style-name="T5">: </text:span><text:span text:style-name="T2">M</text:span><text:span text:style-name="T5">akes opponent discard </text:span><text:span text:style-name="T2">1 card for each cripple modifier on the card</text:span><text:span text:style-name="T3"> when played</text:span></text:p>
        </text:list-item>
        <text:list-item>
          <text:p text:style-name="P14" loext:marker-style-name="T7"><text:span text:style-name="T6">Spiky X</text:span><text:span text:style-name="T5">: </text:span><text:span text:style-name="T2">When this card is defended deal 1 damage for each spiky modifier of the card to the defending player.</text:span></text:p>
        </text:list-item>
      </text:list>
      <text:p text:style-name="normal1" loext:marker-style-name="T5"><text:span text:style-name="T5"><text:tab/><text:tab/><text:tab/><text:tab/><text:tab/></text:span><text:span text:style-name="T5"/></text:p>
      <text:p text:style-name="normal1" loext:marker-style-name="T11">Variable Cards:<text:span text:style-name="T11"/></text:p>
      <text:list text:style-name="WWNum2">
        <text:list-item>
          <text:p text:style-name="P15" loext:marker-style-name="T7"><text:span text:style-name="T6">Laika card: </text:span><text:span text:style-name="T5">can defend any card <text:s/>but a 0 number <text:s/>when <text:s/>it comes to attacking </text:span></text:p>
        </text:list-item>
      </text:list>
      <text:p text:style-name="P1" loext:marker-style-name="T5">Effect Cards:<text:span text:style-name="T5"/></text:p>
      <text:list text:style-name="WWNum1">
        <text:list-item>
          <text:p text:style-name="P16" loext:marker-style-name="T7"><text:span text:style-name="T6">Upgrade Card</text:span><text:span text:style-name="T5">: Increase Rank of all hand by one.this round</text:span></text:p>
        </text:list-item>
        <text:list-item>
          <text:p text:style-name="P16" loext:marker-style-name="T5"><text:span text:style-name="T6">Prison card</text:span><text:span text:style-name="T5">: Defend any card =&gt; That card will be back next round.</text:span></text:p>
        </text:list-item>
        <text:list-item>
          <text:p text:style-name="P11" loext:marker-style-name="T7"/>
        </text:list-item>
      </text:list>
      <text:p text:style-name="Heading_20_1"><text:bookmark text:name="_ofhjui6fj6ph"/><text:soft-page-break/>Relics:</text:p>
      <text:p text:style-name="normal1" loext:marker-style-name="T12"><text:line-break/> <text:tab/>Boss relics<text:span text:style-name="T12">:</text:span><text:span text:style-name="T12"/></text:p>
      <text:p text:style-name="P8" loext:marker-style-name="T5"/>
      <text:list text:style-name="WWNum8">
        <text:list-item>
          <text:p text:style-name="P17" loext:marker-style-name="T7"><text:span text:style-name="T6">Red/Black Smugged dog</text:span><text:span text:style-name="T5">: black color cards / red color cards become one suite</text:span></text:p>
        </text:list-item>
        <text:list-item>
          <text:p text:style-name="P17" loext:marker-style-name="T5"><text:span text:style-name="T6">Sneaky Cat</text:span><text:span text:style-name="T5">: you can defend <text:s/>the opponents cards with the exact valuation (Brakes the fucking Game in a shit way)</text:span></text:p>
        </text:list-item>
        <text:list-item>
          <text:p text:style-name="P17" loext:marker-style-name="T5"><text:span text:style-name="T6">Dog Training</text:span><text:span text:style-name="T5">: each card adds +X to atk dmg <text:s/>each time it is attacked with.</text:span></text:p>
        </text:list-item>
        <text:list-item>
          <text:p text:style-name="P17" loext:marker-style-name="T7"><text:span text:style-name="T6">Laika’d</text:span><text:span text:style-name="T5">: when you play any card convert a random card in your deck into Laika (defends any card, has the number 0)</text:span></text:p>
        </text:list-item>
        <text:list-item>
          <text:p text:style-name="P17" loext:marker-style-name="T7"><text:span text:style-name="T6">The Falling Iron Curtain</text:span><text:span text:style-name="T5">: receive one withstand at the start of each encounter.(</text:span><text:span text:style-name="T6">withstand X</text:span><text:span text:style-name="T5">: if damage done, <text:s/>prevent all damage done this turn, remove one withstand)</text:span></text:p>
        </text:list-item>
      </text:list>
      <text:p text:style-name="P6" loext:marker-style-name="T5"/>
      <text:p text:style-name="normal1" loext:marker-style-name="T12"><text:tab/><text:span text:style-name="T12">Shop/ Normal drop relics:</text:span><text:span text:style-name="T12"/></text:p>
      <text:p text:style-name="normal1" loext:marker-style-name="T16"><text:span text:style-name="T13">common</text:span><text:span text:style-name="T12">//</text:span><text:span text:style-name="T15">rare</text:span><text:span text:style-name="T12">//</text:span><text:span text:style-name="T16">legendary</text:span></text:p>
      <text:list text:style-name="WWNum4">
        <text:list-item>
          <text:p text:style-name="P18" loext:marker-style-name="T7"><text:span text:style-name="T6">Reroll shop</text:span><text:span text:style-name="T5">: x times free reroll</text:span></text:p>
        </text:list-item>
        <text:list-item>
          <text:p text:style-name="P18" loext:marker-style-name="T5"><text:span text:style-name="T6">Siberian Shackles</text:span><text:span text:style-name="T5">: +X% chance of freezing </text:span></text:p>
        </text:list-item>
        <text:list-item>
          <text:p text:style-name="P18" loext:marker-style-name="T5"><text:span text:style-name="T6">Winter Offensive: </text:span><text:span text:style-name="T5">+X% atk dmg for freezed enemy </text:span></text:p>
        </text:list-item>
        <text:list-item>
          <text:p text:style-name="P18" loext:marker-style-name="T6"><text:span text:style-name="T6">Comfy bed: </text:span><text:span text:style-name="T5">At the beginning of each turn, set <text:s/>shield to 5</text:span></text:p>
        </text:list-item>
        <text:list-item>
          <text:p text:style-name="P18" loext:marker-style-name="T6"><text:span text:style-name="T6">Samoyed’s ball of fluff: </text:span><text:span text:style-name="T5">Regen lasts for 1 turn longer </text:span></text:p>
        </text:list-item>
        <text:list-item>
          <text:p text:style-name="P18" loext:marker-style-name="T7"><text:span text:style-name="T6">Burrow the bone: </text:span><text:span text:style-name="T5">Once per encounter you may discard all your cards and draw a new hand</text:span></text:p>
        </text:list-item>
        <text:list-item>
          <text:p text:style-name="P18" loext:marker-style-name="T7"><text:span text:style-name="T5">:</text:span><text:span text:style-name="T11">While enemy is weakened, they heal only 50% of the amount?</text:span></text:p>
        </text:list-item>
        <text:list-item>
          <text:p text:style-name="P18" loext:marker-style-name="T7"><text:span text:style-name="T6">Poisoned Fangs: </text:span><text:span text:style-name="T5">Applying weakness lasts for 1 turn longer <text:s/></text:span></text:p>
        </text:list-item>
        <text:list-item>
          <text:p text:style-name="P18" loext:marker-style-name="T6"><text:span text:style-name="T6">Hot potato: </text:span><text:span text:style-name="T5">Once per encounter, a card will randomly get 2 burn</text:span></text:p>
        </text:list-item>
        <text:list-item>
          <text:p text:style-name="P18" loext:marker-style-name="T8"><text:span text:style-name="T6">Childhood's plushie: </text:span><text:span text:style-name="T5">When defending, X% chance to block a card without using a card</text:span></text:p>
        </text:list-item>
        <text:list-item>
          <text:p text:style-name="P18" loext:marker-style-name="T8"><text:span text:style-name="T6">Training whistle:</text:span><text:span text:style-name="T8"/></text:p>
        </text:list-item>
        <text:list-item>
          <text:p text:style-name="P18" loext:marker-style-name="T8"><text:span text:style-name="T6">Tag: </text:span><text:span text:style-name="T5">+X% increased chance to get rare items in shop </text:span></text:p>
        </text:list-item>
        <text:list-item>
          <text:p text:style-name="P18" loext:marker-style-name="T6"><text:span text:style-name="T6">Bark of the alpha: </text:span><text:span text:style-name="T5">When starting a combat, enemies get barked by the alfa, causing weakness for one turn</text:span></text:p>
        </text:list-item>
        <text:list-item>
          <text:p text:style-name="P18" loext:marker-style-name="T6"><text:span text:style-name="T6">Matryoshka doll: </text:span><text:span text:style-name="T6"/></text:p>
        </text:list-item>
        <text:list-item>
          <text:p text:style-name="P18" loext:marker-style-name="T6"><text:span text:style-name="T6">Ice cream cone: </text:span><text:span text:style-name="T5">freeze lasts one card longer</text:span></text:p>
        </text:list-item>
        <text:list-item>
          <text:p text:style-name="P18" loext:marker-style-name="T6"><text:span text:style-name="T6">Vodka: activate once per day: randomise hand, all cards 1+ rank.</text:span><text:span text:style-name="T6"/></text:p>
        </text:list-item>
        <text:list-item>
          <text:p text:style-name="P18" loext:marker-style-name="T8"><text:span text:style-name="T6">Babushka’s knitted scarf: </text:span><text:span text:style-name="T5">In each encounter, Babushka protects you from the first attack</text:span></text:p>
        </text:list-item>
        <text:list-item>
          <text:p text:style-name="P18" loext:marker-style-name="T8"><text:span text:style-name="T6">Sled leader’s mark: </text:span><text:span text:style-name="T5">Every time you attack with a husky face card, you can play any husky card and it becomes unblockable</text:span></text:p>
        </text:list-item>
        <text:list-item>
          <text:p text:style-name="P18" loext:marker-style-name="T7"><text:span text:style-name="T6">Wolf’s Gambit</text:span><text:span text:style-name="T5">: Once per encounter, double the effect of any numeric card played. If it’s a face card, double its value and draw an additional card.</text:span></text:p>
        </text:list-item>
        <text:list-item>
          <text:p text:style-name="P18" loext:marker-style-name="T5"><text:span text:style-name="T6">Bone</text:span><text:span text:style-name="T5">: activate once per encounter: you throw the bone at the enemies. Enemies are distracted for one turn and won't block any cards. </text:span></text:p>
        </text:list-item>
        <text:list-item>
          <text:p text:style-name="P18" loext:marker-style-name="T7"><text:span text:style-name="T6">Bag of mysterious treats</text:span><text:span text:style-name="T5">: heals 5 HP each turn it’s held, but you have a 10% chance of getting distracted and eating the whole bag at once, restoring full health but losing the item. Press to discard.</text:span></text:p>
        </text:list-item>
        <text:list-item>
          <text:p text:style-name="P12" loext:marker-style-name="T8"/>
        </text:list-item>
      </text:list>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3" loext:marker-style-name="T6"/>
      <text:p text:style-name="P1" loext:marker-style-name="T6"><text:span text:style-name="T6">Items:</text:span><text:span text:style-name="T6"/></text:p>
      <text:p text:style-name="P1" loext:marker-style-name="T6"><text:span text:style-name="T14">common</text:span><text:span text:style-name="T6">: </text:span></text:p>
      <text:p text:style-name="P1" loext:marker-style-name="T6"><text:soft-page-break/><text:span text:style-name="T6">Doggy Snack</text:span><text:span text:style-name="T5">: +10 max Hp; </text:span><text:span text:style-name="T6">IMPLEMENTED</text:span></text:p>
      <text:p text:style-name="P1" loext:marker-style-name="T6"><text:span text:style-name="T6">Hot paws</text:span><text:span text:style-name="T5">: 10 random cards gain </text:span><text:span text:style-name="T6">Burn 1 IMPLEMENTED</text:span></text:p>
      <text:p text:style-name="P1" loext:marker-style-name="T6"><text:span text:style-name="T6">Clipped claws: </text:span><text:span text:style-name="T5">5 random cards gain </text:span><text:span text:style-name="T6">Spiky 1 IMPLEMENTED</text:span></text:p>
      <text:p text:style-name="P1" loext:marker-style-name="T5"><text:span text:style-name="T6">Dacha Doorstep: </text:span><text:span text:style-name="T5">3 random cards gain Bounce </text:span><text:span text:style-name="T6">IMPLEMENTED</text:span></text:p>
      <text:p text:style-name="P1"><text:span text:style-name="T6">Babushka’s Borsh</text:span><text:span text:style-name="T5">: 3 random cards gain Restoring</text:span> <text:span text:style-name="T6">IMPLEMENTED</text:span></text:p>
      <text:p text:style-name="P1" loext:marker-style-name="T5"><text:span text:style-name="T6">Contraband Care Package:</text:span><text:span text:style-name="T5"> 2 random cards gain Draw 1 </text:span><text:span text:style-name="T6">IMPLEMENTED</text:span></text:p>
      <text:p text:style-name="P1" loext:marker-style-name="T5"><text:span text:style-name="T6">Fluffy Ushanka: </text:span><text:span text:style-name="T5">Whenever healing health, heal +5 health.</text:span><text:span text:style-name="T6">IMPLEMENTED</text:span></text:p>
      <text:p text:style-name="P1" loext:marker-style-name="T6"><text:span text:style-name="T17">rare</text:span><text:span text:style-name="T6">:</text:span></text:p>
      <text:p text:style-name="P1" loext:marker-style-name="T4"><text:span text:style-name="T6">Molotov Kibble: </text:span><text:span text:style-name="T5">When playing </text:span><text:span text:style-name="T2">a</text:span><text:span text:style-name="T5"> card with burn 25% to make a random card in your deck gain </text:span><text:span text:style-name="T6">Burn 1 </text:span><text:span text:style-name="T1">IMPLEMENTED</text:span></text:p>
      <text:p text:style-name="normal1" loext:marker-style-name="T6"><text:span text:style-name="T6">Western Remittances: </text:span><text:span text:style-name="T5">After each encounter 20% chance to gain a random amount of money between 1-20 rubles</text:span></text:p>
      <text:p text:style-name="P1" loext:marker-style-name="T1"><text:span text:style-name="T1">Siberian Bear Hunting Suit</text:span><text:span text:style-name="T6">: </text:span><text:span text:style-name="T5">odd cards gain</text:span><text:span text:style-name="T6"> Spiky 1 </text:span><text:span text:style-name="T1">IMPLEMENTED</text:span></text:p>
      <text:p text:style-name="P1" loext:marker-style-name="T5"><text:span text:style-name="T6">The Breadline Bargain: </text:span><text:span text:style-name="T5">+1 card on draw </text:span><text:span text:style-name="T1">IMPLEMENTED</text:span></text:p>
      <text:p text:style-name="P1" loext:marker-style-name="T6"><text:span text:style-name="T6">Chew toy</text:span><text:span text:style-name="T5">: After each encounter, heal for +5% max health</text:span></text:p>
      <text:p text:style-name="P1" loext:marker-style-name="T6"><text:span text:style-name="T6">Grilled steak: </text:span><text:span text:style-name="T1">Doubles max health</text:span><text:span text:style-name="T6"> </text:span><text:span text:style-name="T1">IMPLEMENTED</text:span></text:p>
      <text:p text:style-name="P1" loext:marker-style-name="T6"><text:span text:style-name="T6">Babushka’s Slipper:</text:span><text:span text:style-name="T5"> even cards <text:s/>you have have</text:span><text:span text:style-name="T6"> Parry </text:span><text:span text:style-name="T1">IMPLEMENTED</text:span></text:p>
      <text:p text:style-name="P1" loext:marker-style-name="T5"><text:span text:style-name="T6">Doctor’s Sausage:</text:span><text:span text:style-name="T5"> +1 rank for all deck </text:span><text:span text:style-name="T1">IMPLEMENTED</text:span></text:p>
      <text:p text:style-name="P1" loext:marker-style-name="T1"><text:span text:style-name="T6">Spiked leash: </text:span><text:span text:style-name="T5">all cards gain </text:span><text:span text:style-name="T6">Spiky 1// </text:span><text:span text:style-name="T1">REWORK</text:span></text:p>
      <text:p text:style-name="P1" loext:marker-style-name="T5"><text:span text:style-name="T6">Tsar's crown: </text:span><text:span text:style-name="T5">All face cards +1 value </text:span><text:span text:style-name="T1">IMPLEMENTED</text:span></text:p>
      <text:p text:style-name="P1" loext:marker-style-name="T5"><text:span text:style-name="T6">Laika’s Number: </text:span><text:span text:style-name="T5">every 7 turns convert a random card into a laika</text:span></text:p>
      <text:p text:style-name="P1" loext:marker-style-name="T5"><text:span text:style-name="T6">Red </text:span><text:span text:style-name="T1">C</text:span><text:span text:style-name="T6">aviar</text:span><text:span text:style-name="T5">: All red suits +1 </text:span><text:span text:style-name="T1">IMPLEMENTED</text:span></text:p>
      <text:p text:style-name="P1" loext:marker-style-name="T5"><text:span text:style-name="T6">Fetch stick: (ACTIVATE) once per game: </text:span><text:span text:style-name="T5">Discard 1 card at random , draw 2 </text:span></text:p>
      <text:p text:style-name="P1" loext:marker-style-name="T5"><text:span text:style-name="T6">Backed Investor</text:span><text:span text:style-name="T5">: go into debt by 10 rubles.</text:span></text:p>
      <text:p text:style-name="P1" loext:marker-style-name="T6"><text:span text:style-name="T18">legendary</text:span><text:span text:style-name="T6">:</text:span></text:p>
      <text:p text:style-name="P1" loext:marker-style-name="T5"><text:span text:style-name="T6">The Oligarch’s Previledge: </text:span><text:span text:style-name="T5">+2 card on draw </text:span><text:span text:style-name="T1">IMPLEMENTED</text:span></text:p>
      <text:p text:style-name="P1" loext:marker-style-name="T6"><text:span text:style-name="T6">Balalaika: </text:span><text:span text:style-name="T5">Every third damage dealt is doubled.</text:span><text:span text:style-name="T6"> </text:span><text:span text:style-name="T1">IMPLEMENTED</text:span></text:p>
      <text:p text:style-name="P1" loext:marker-style-name="T6"><text:span text:style-name="T6">Black </text:span><text:span text:style-name="T1">C</text:span><text:span text:style-name="T6">aviar</text:span><text:span text:style-name="T5">: All black suits +2 </text:span><text:span text:style-name="T1">IMPLEMENTED</text:span></text:p>
      <text:p text:style-name="P1" loext:marker-style-name="T6"><text:span text:style-name="T6">First aid kit: </text:span><text:span text:style-name="T5">If incoming attack is lethal, stay at 1HP <text:s/>and consume the item.</text:span></text:p>
      <text:p text:style-name="P1" loext:marker-style-name="T5"><text:span text:style-name="T6">Sausages </text:span><text:span text:style-name="T1">W</text:span><text:span text:style-name="T6">ith Hren:</text:span><text:span text:style-name="T5"> all red cards gain bounce.</text:span><text:span text:style-name="T1">IMPLEMENTED</text:span></text:p>
      <text:p text:style-name="P1" loext:marker-style-name="T5"><text:span text:style-name="T6">KGB <text:s/></text:span><text:span text:style-name="T1">C</text:span><text:span text:style-name="T6">onnections</text:span><text:span text:style-name="T5">: All face cards</text:span><text:span text:style-name="T2"> and Aces </text:span><text:span text:style-name="T5">gain Cripple 1 (</text:span><text:span text:style-name="T6">Criple X</text:span><text:span text:style-name="T5">: Opponent discards X random cards when played) </text:span><text:span text:style-name="T1">IMPLEMENTED</text:span></text:p>
      <text:p text:style-name="P1" loext:marker-style-name="T19"><text:span text:style-name="T19">boss:</text:span><text:span text:style-name="T19"/></text:p>
      <text:p text:style-name="P1" loext:marker-style-name="T5"><text:span text:style-name="T5">Red </text:span><text:span text:style-name="T1">Star</text:span><text:span text:style-name="T6">: <text:s text:c="3"/>red color cards become one suite </text:span><text:span text:style-name="T1">IMPLEMENTED</text:span></text:p>
      <text:p text:style-name="P1" loext:marker-style-name="T5"><text:span text:style-name="T6">Black </text:span><text:span text:style-name="T1">Star</text:span><text:span text:style-name="T6">: </text:span><text:span text:style-name="T5">black color cards become one suite </text:span><text:span text:style-name="T1">IMPLEMENTED</text:span></text:p>
      <text:p text:style-name="P19" loext:marker-style-name="T20"/>
      <text:p text:style-name="P9" loext:marker-style-name="T5"/>
      <text:p text:style-name="P9" loext:marker-style-name="T5"/>
      <text:p text:style-name="P9" loext:marker-style-name="T5"/>
      <text:p text:style-name="P8" loext:marker-style-name="T5"/>
      <text:p text:style-name="P8" loext:marker-style-name="T5"/>
      <text:p text:style-name="P2" loext:marker-style-name="T22"><text:bookmark text:name="_vjkbwxa2kqbi"/><text:span text:style-name="T22">Blessings:</text:span><text:span text:style-name="T22"/></text:p>
      <text:p text:style-name="normal1" loext:marker-style-name="T5"><text:span text:style-name="T5">First chosen at the start of the game, second one given after Xth boss match</text:span><text:span text:style-name="T5"/></text:p>
      <text:p text:style-name="P2" loext:marker-style-name="T23"><text:bookmark text:name="_ume396igv27d"/><text:span text:style-name="T23">Husky’s blessing (Spades)</text:span><text:span text:style-name="T23"/></text:p>
      <text:p text:style-name="P1" loext:marker-style-name="T5"><text:span text:style-name="T5">You’ve been blessed by the spirit of the Husky! They appreciate your adventurous spirit and loyalty</text:span><text:span text:style-name="T5"/></text:p>
      <text:list text:style-name="WWNum3">
        <text:list-item>
          <text:p text:style-name="P20" loext:marker-style-name="T5"><text:span text:style-name="T6">Effect</text:span><text:span text:style-name="T5">: Spade cards are now </text:span><text:span text:style-name="T6">Huskies</text:span><text:span text:style-name="T5">.</text:span></text:p>
          <text:list>
            <text:list-item>
              <text:p text:style-name="P22" loext:marker-style-name="T5"><text:span text:style-name="T6">Numeric Card</text:span><text:span text:style-name="T5">: When attacking an enemy, there is a </text:span><text:span text:style-name="T6">X% chance to freeze</text:span><text:span text:style-name="T5"> the enemy.</text:span></text:p>
            </text:list-item>
            <text:list-item>
              <text:p text:style-name="P22" loext:marker-style-name="T5"><text:span text:style-name="T6">Face Card</text:span><text:span text:style-name="T5">: Freeze </text:span><text:span text:style-name="T6">all enemies</text:span><text:span text:style-name="T5">.</text:span></text:p>
            </text:list-item>
          </text:list>
        </text:list-item>
        <text:list-item>
          <text:p text:style-name="P21" loext:marker-style-name="T5"><text:span text:style-name="T6">Freeze</text:span><text:span text:style-name="T5">: If frozen, the opponent cannot defend against your next card.</text:span></text:p>
        </text:list-item>
      </text:list>
      <text:p text:style-name="P10" loext:marker-style-name="T5"/>
      <text:p text:style-name="P2" loext:marker-style-name="T24"><text:bookmark text:name="_7x5zjrl37xgl"/><text:span text:style-name="T24">Samoyed’s blessing (Hearts)</text:span><text:span text:style-name="T24"/></text:p>
      <text:p text:style-name="P1" loext:marker-style-name="T5"><text:span text:style-name="T5">The Samoyed’s warm blessing surrounds you! They admire your kind heart and nurturing nature</text:span><text:span text:style-name="T5"/></text:p>
      <text:list text:style-name="WWNum6">
        <text:list-item>
          <text:p text:style-name="P23" loext:marker-style-name="T5"><text:span text:style-name="T6">Effect</text:span><text:span text:style-name="T5">: Heart cards are now </text:span><text:span text:style-name="T6">Samoyeds</text:span><text:span text:style-name="T5">.</text:span></text:p>
          <text:list>
            <text:list-item>
              <text:p text:style-name="P25" loext:marker-style-name="T5"><text:span text:style-name="T6">Numeric Card</text:span><text:span text:style-name="T5">: When successfully blocking an attack, gain </text:span><text:span text:style-name="T6">regeneration</text:span><text:span text:style-name="T5">. Regenerate health equal to </text:span><text:span text:style-name="T6">50% of the card's numeric value per turn for 2 turns</text:span><text:span text:style-name="T5">. </text:span></text:p>
            </text:list-item>
            <text:list-item>
              <text:p text:style-name="P25" loext:marker-style-name="T5"><text:span text:style-name="T6">Face Card</text:span><text:span text:style-name="T5">: When successfully blocking an attack, gain a </text:span><text:span text:style-name="T6">shield</text:span><text:span text:style-name="T5"> that absorbs the next attack </text:span><text:span text:style-name="T6">entirely</text:span><text:span text:style-name="T5">.</text:span></text:p>
            </text:list-item>
          </text:list>
        </text:list-item>
        <text:list-item>
          <text:p text:style-name="P24" loext:marker-style-name="T5"><text:span text:style-name="T6">Regeneration</text:span><text:span text:style-name="T5">: Restores health gradually.</text:span></text:p>
          <text:list>
            <text:list-item>
              <text:p text:style-name="P26" loext:marker-style-name="T5"><text:span text:style-name="T6">Shield</text:span><text:span text:style-name="T5">: Absorbs one attack without taking damage.</text:span></text:p>
            </text:list-item>
          </text:list>
        </text:list-item>
      </text:list>
      <text:p text:style-name="P2" loext:marker-style-name="T24"><text:bookmark text:name="_pu29wy7t2o1i"/><text:soft-page-break/><text:span text:style-name="T24">Borzoi’s blessing (Diamonds)</text:span><text:span text:style-name="T24"/></text:p>
      <text:p text:style-name="P1" loext:marker-style-name="T5"><text:span text:style-name="T5">A blessing of grace from the Borzoi! They see your elegance and quick thinking</text:span><text:span text:style-name="T5"/></text:p>
      <text:list text:style-name="WWNum5">
        <text:list-item>
          <text:p text:style-name="P27" loext:marker-style-name="T5"><text:span text:style-name="T6">Effect</text:span><text:span text:style-name="T5">: Diamond cards are now </text:span><text:span text:style-name="T6">Borzois</text:span><text:span text:style-name="T5">.</text:span></text:p>
          <text:list>
            <text:list-item>
              <text:p text:style-name="P29" loext:marker-style-name="T5"><text:span text:style-name="T6">Numeric Card</text:span><text:span text:style-name="T5">: When attacking an enemy, deal </text:span><text:span text:style-name="T6">piercing damage</text:span><text:span text:style-name="T5"> equal to the card’s value.</text:span></text:p>
            </text:list-item>
            <text:list-item>
              <text:p text:style-name="P29" loext:marker-style-name="T5"><text:span text:style-name="T6">Face Card</text:span><text:span text:style-name="T5">: Deal </text:span><text:span text:style-name="T6">piercing damage to all enemies</text:span><text:span text:style-name="T5"> for </text:span><text:span text:style-name="T6">60%</text:span><text:span text:style-name="T5"> of the card’s value.</text:span></text:p>
            </text:list-item>
          </text:list>
        </text:list-item>
        <text:list-item>
          <text:p text:style-name="P28" loext:marker-style-name="T5"><text:span text:style-name="T6">Piercing Damage</text:span><text:span text:style-name="T5">: Ignores the enemy’s </text:span><text:span text:style-name="T6">defense/resistance</text:span><text:span text:style-name="T5">.</text:span></text:p>
        </text:list-item>
      </text:list>
      <text:p text:style-name="P10" loext:marker-style-name="T5"/>
      <text:p text:style-name="P1" loext:marker-style-name="T21"><text:span text:style-name="T21">Black Russian Terrier</text:span>’s blessing <text:span text:style-name="T21">(Clubs)</text:span></text:p>
      <text:p text:style-name="P1" loext:marker-style-name="T5"><text:span text:style-name="T5">You’re blessed with the might of the Black Russian Terrier! They respect your strength and determination</text:span><text:span text:style-name="T5"/></text:p>
      <text:list text:style-name="WWNum9">
        <text:list-item>
          <text:p text:style-name="P30" loext:marker-style-name="T5"><text:span text:style-name="T6">Effect</text:span><text:span text:style-name="T5">: Club cards are now </text:span><text:span text:style-name="T6">Black Russian Terriers</text:span><text:span text:style-name="T5">.</text:span></text:p>
          <text:list>
            <text:list-item>
              <text:p text:style-name="P32" loext:marker-style-name="T5"><text:span text:style-name="T6">Numeric Card</text:span><text:span text:style-name="T5">: When successfully blocking an attack, apply </text:span><text:span text:style-name="T6">Weakness</text:span><text:span text:style-name="T5"> to the attacker. Weakness lasts for an amount equal to the number of cards you blocked.</text:span></text:p>
            </text:list-item>
            <text:list-item>
              <text:p text:style-name="P32" loext:marker-style-name="T5"><text:span text:style-name="T6">Face Card</text:span><text:span text:style-name="T5">: Apply </text:span><text:span text:style-name="T6">Weakness x2</text:span><text:span text:style-name="T5"> to </text:span><text:span text:style-name="T6">all enemies</text:span><text:span text:style-name="T5"> for </text:span><text:span text:style-name="T6">one turn</text:span><text:span text:style-name="T5">.</text:span></text:p>
            </text:list-item>
          </text:list>
        </text:list-item>
        <text:list-item>
          <text:p text:style-name="P31" loext:marker-style-name="T5"><text:span text:style-name="T6">Weakness</text:span><text:span text:style-name="T5">: Enemies deal </text:span><text:span text:style-name="T6">half damage</text:span><text:span text:style-name="T5"> to you, and you deal </text:span><text:span text:style-name="T6">double damage</text:span><text:span text:style-name="T5"> to them.</text:span></text:p>
        </text:list-item>
      </text:list>
      <text:p text:style-name="P8" loext:marker-style-name="T5"/>
      <text:p text:style-name="P8" loext:marker-style-name="T5"/>
      <text:p text:style-name="P8" loext:marker-style-name="T5"/>
      <text:p text:style-name="P1" loext:marker-style-name="T5"><text:span text:style-name="T5"><text:tab/><text:tab/></text:span><text:span text:style-name="T5"/></text:p>
      <text:p text:style-name="P1" loext:marker-style-name="T9"><text:span text:style-name="T9">Progression:</text:span><text:span text:style-name="T9"/></text:p>
      <text:p text:style-name="P1">Terms:</text:p>
      <text:p text:style-name="P1" loext:marker-style-name="T5"><text:span text:style-name="T6">Match</text:span><text:span text:style-name="T5">: One encounter where <text:s/>you face an enemy or a group of enemies, Follows normal turn pattern (declared in Phases). Defeat ends <text:s/>your run, Victory gives rewards based on the encounter. </text:span></text:p>
      <text:p text:style-name="P1" loext:marker-style-name="T5"><text:span text:style-name="T6">Boss match</text:span><text:span text:style-name="T5">: a match against a stronger enemy, normally with a modifier. Victory grants you a boss relic and an additional X [R] in downtimes. In the Xth boss match, obtain your second blessing.</text:span></text:p>
      <text:p text:style-name="P1" loext:marker-style-name="T5"><text:span text:style-name="T6">Day</text:span><text:span text:style-name="T5">: An amount of game time defined by three matches. After a day is over you have a downtime. Every third day lasts 4 matches, with the forth match being a boss match.</text:span></text:p>
      <text:p text:style-name="P1" loext:marker-style-name="T5"><text:span text:style-name="T6">Downtime</text:span><text:span text:style-name="T5">: A time in-between games where you can spend rest points ([R]) <text:s/>to perform different actions. You start with X [R]</text:span></text:p>
      <text:p text:style-name="P1" loext:marker-style-name="T5"><text:span text:style-name="T5"><text:tab/></text:span><text:span text:style-name="T6">Shop [R]</text:span><text:span text:style-name="T5">: Buy relics and cards to improve your run</text:span></text:p>
      <text:p text:style-name="P33" loext:marker-style-name="T5"><text:span text:style-name="T6">Rest [R]</text:span><text:span text:style-name="T5">: <text:s/>Regenerate health equal to X% of your health(Healing bonuses apply)</text:span></text:p>
      <text:p text:style-name="P33" loext:marker-style-name="T5"><text:span text:style-name="T6">Godalka [R] [R]</text:span><text:span text:style-name="T5">: visit a shaman that can alter your fate, make deals with you and modify your cards in bulk.</text:span></text:p>
      <text:p text:style-name="P1" loext:marker-style-name="T26"><text:span text:style-name="T25">Progression plan</text:span><text:span text:style-name="T26">:</text:span></text:p>
      <text:p text:style-name="normal1" loext:marker-style-name="T5"><text:span text:style-name="T5">Match -&gt; Match -&gt; Match -&gt; Downtime</text:span><text:span text:style-name="T5"/></text:p>
      <text:p text:style-name="normal1" loext:marker-style-name="T5"><text:span text:style-name="T5">Match -&gt; Match -&gt; Match -&gt; Downtime</text:span><text:span text:style-name="T5"/></text:p>
      <text:p text:style-name="normal1" loext:marker-style-name="T5"><text:span text:style-name="T5">Match -&gt; Match -&gt; Match -&gt;Downtime -&gt; Boss match </text:span><text:span text:style-name="T5"/></text:p>
      <text:p text:style-name="normal1" loext:marker-style-name="T27"><text:span text:style-name="T5">* <text:s/>X</text:span><text:span text:style-name="T27"/></text:p>
      <text:p text:style-name="P1" loext:marker-style-name="T5"><text:span text:style-name="T5">A defeating all X bosses will complete your run with an option of continuing into endless mode which means starting from the beginning with all enemy decks +X rank and +X enemy health</text:span><text:span text:style-name="T5"/></text:p>
      <text:p text:style-name="P1" loext:marker-style-name="T5"><text:span text:style-name="T5"><text:tab/><text:tab/><text:tab/><text:tab/></text:span><text:span text:style-name="T5"/></text:p>
      <text:p text:style-name="P1" loext:marker-style-name="T28"><text:span text:style-name="T28"><text:tab/><text:tab/><text:tab/><text:tab/></text:span><text:span text:style-name="T28"/></text:p>
      <text:p text:style-name="P34" loext:marker-style-name="T28"/>
      <text:p text:style-name="P34" loext:marker-style-name="T28"/>
      <text:p text:style-name="P1" loext:marker-style-name="T28"><text:span text:style-name="T28">Gadalka is and optional Feature we will implement later into the game when testing everything</text:span><text:span text:style-name="T28"/></text:p>
      <text:p text:style-name="P34" loext:marker-style-name="T28"/>
      <text:p text:style-name="P34" loext:marker-style-name="T28"/>
      <text:p text:style-name="P34" loext:marker-style-name="T28"/>
      <text:p text:style-name="P34" loext:marker-style-name="T28"/>
      <text:p text:style-name="P38" loext:marker-style-name="T39"/>
      <text:p text:style-name="P38" loext:marker-style-name="T39"/>
      <text:p text:style-name="P38" loext:marker-style-name="T39"/>
      <text:p text:style-name="P34" loext:marker-style-name="T28"/>
      <text:p text:style-name="P34" loext:marker-style-name="T28"/>
      <text:p text:style-name="P34" loext:marker-style-name="T28"/>
      <text:p text:style-name="P34" loext:marker-style-name="T28"/>
      <text:p text:style-name="P1" loext:marker-style-name="T28"><text:soft-page-break/><text:span text:style-name="T39">Encounters:</text:span><text:span text:style-name="T28"><text:line-break/></text:span><text:span text:style-name="T33">day 0</text:span><text:span text:style-name="T28">: </text:span><text:span text:style-name="T30">25hp</text:span></text:p>
      <text:p text:style-name="P1" loext:marker-style-name="T28"><text:span text:style-name="T35">Lowly Dvorniashka</text:span><text:span text:style-name="T28">: deck until 10 <text:s/>of all suits </text:span><text:span text:style-name="T32">IMPLEMENTED</text:span></text:p>
      <text:p text:style-name="P39" loext:marker-style-name="T28"><text:span text:style-name="T35">Lowly Red Dvorniashka</text:span><text:span text:style-name="T28">: deck until 10 <text:s/>of red suits </text:span><text:span text:style-name="T32">IMPLEMENTED</text:span></text:p>
      <text:p text:style-name="P39" loext:marker-style-name="T28"><text:span text:style-name="T35">Lowly Black Dvorniashka</text:span><text:span text:style-name="T28">: deck until 10 <text:s/>of black suits </text:span><text:span text:style-name="T32">IMPLEMENTED</text:span></text:p>
      <text:p text:style-name="P39" loext:marker-style-name="T28"><text:span text:style-name="T35">Lowly Hot Dvorniashka</text:span><text:span text:style-name="T28">: deck until 9 <text:s/>of all suits and even have burn 1 </text:span><text:span text:style-name="T32">IMPLEMENTED</text:span></text:p>
      <text:p text:style-name="P39" loext:marker-style-name="T28"><text:span text:style-name="T35">Lowly Spiky Dvorniashka</text:span><text:span text:style-name="T28">: deck until 9 <text:s/>of all suits and odd have spiky 1 </text:span><text:span text:style-name="T32">IMPLEMENTED</text:span></text:p>
      <text:p text:style-name="P39" loext:marker-style-name="T28"><text:span text:style-name="T35">Lowly Agile Dvorniashka</text:span><text:span text:style-name="T28">: deck until 9 <text:s/>of all suits and 5 random cards have parry </text:span><text:span text:style-name="T32">IMPLEMENTED</text:span></text:p>
      <text:p text:style-name="P39" loext:marker-style-name="T28"><text:span text:style-name="T35">Lowly Bouncy Dvorniashka</text:span><text:span text:style-name="T28">: deck until 9 <text:s/>of all suits and 5 random cards have bounce </text:span><text:span text:style-name="T32">IMPLEMENTED</text:span></text:p>
      <text:p text:style-name="P39" loext:marker-style-name="T28"><text:span text:style-name="T35">Lowly </text:span><text:span text:style-name="T36">Restoring</text:span><text:span text:style-name="T35"> Dvorniashka</text:span><text:span text:style-name="T28">: deck until 9 <text:s/>of all suits and 5 random cards have </text:span><text:span text:style-name="T29">restoring </text:span><text:span text:style-name="T32">IMPLEMENTED</text:span></text:p>
      <text:p text:style-name="P41" loext:marker-style-name="T28"><text:span text:style-name="T28"/></text:p>
      <text:p text:style-name="P35" loext:marker-style-name="T28"/>
      <text:p text:style-name="normal1" loext:marker-style-name="T33"><text:span text:style-name="T33">day 1: </text:span><text:span text:style-name="T34">40hp</text:span></text:p>
      <text:p text:style-name="P40" loext:marker-style-name="T28"><text:span text:style-name="T35">Dvorniashka</text:span><text:span text:style-name="T28">: deck until</text:span><text:span text:style-name="T33"> J <text:s/></text:span><text:span text:style-name="T28">of all suits </text:span><text:span text:style-name="T32">IMPLEMENTED</text:span></text:p>
      <text:p text:style-name="P39" loext:marker-style-name="T28"><text:span text:style-name="T35">Red Dvorniashka</text:span><text:span text:style-name="T28">: deck until </text:span><text:span text:style-name="T33">J</text:span><text:span text:style-name="T28"> <text:s/>of red suits </text:span><text:span text:style-name="T32">IMPLEMENTED</text:span></text:p>
      <text:p text:style-name="P39" loext:marker-style-name="T28"><text:span text:style-name="T35">Black Dvorniashka</text:span><text:span text:style-name="T28">: deck until </text:span><text:span text:style-name="T33">J</text:span><text:span text:style-name="T28"> <text:s/>of blacksuits </text:span><text:span text:style-name="T32">IMPLEMENTED</text:span></text:p>
      <text:p text:style-name="P39" loext:marker-style-name="T28"><text:span text:style-name="T35">Hot Dvorniashka</text:span><text:span text:style-name="T28">: deck until</text:span><text:span text:style-name="T33"> 10 <text:s/></text:span><text:span text:style-name="T28">of all suits and even have burn 1 </text:span><text:span text:style-name="T32">IMPLEMENTED</text:span></text:p>
      <text:p text:style-name="P39" loext:marker-style-name="T28"><text:span text:style-name="T35">Spiky Dvorniashka</text:span><text:span text:style-name="T28">: deck until</text:span><text:span text:style-name="T33"> 10 </text:span><text:span text:style-name="T28">of all suits and odd have spiky 1 </text:span><text:span text:style-name="T32">IMPLEMENTED</text:span></text:p>
      <text:p text:style-name="P39" loext:marker-style-name="T28"><text:span text:style-name="T35">Agile Dvorniashka</text:span><text:span text:style-name="T28">: deck until</text:span><text:span text:style-name="T33"> 10 </text:span><text:span text:style-name="T28">of all suits and </text:span><text:span text:style-name="T33">10 </text:span><text:span text:style-name="T28">random cards have parry </text:span><text:span text:style-name="T32">IMPLEMENTED</text:span></text:p>
      <text:p text:style-name="P39" loext:marker-style-name="T28"><text:span text:style-name="T35">Bouncy Dvorniashka</text:span><text:span text:style-name="T28">: deck until</text:span><text:span text:style-name="T33"> 10 <text:s/></text:span><text:span text:style-name="T28">of all suits and</text:span><text:span text:style-name="T33"> 10 </text:span><text:span text:style-name="T28">random cards have bounce </text:span><text:span text:style-name="T32">IMPLEMENTED</text:span></text:p>
      <text:p text:style-name="P39" loext:marker-style-name="T28"><text:span text:style-name="T37">Restoring</text:span><text:span text:style-name="T35"> Dvorniashka</text:span><text:span text:style-name="T28">: deck until</text:span><text:span text:style-name="T33"> 10 <text:s/></text:span><text:span text:style-name="T28">of all suits and</text:span><text:span text:style-name="T33"> 10 </text:span><text:span text:style-name="T28">random cards have bounce </text:span><text:span text:style-name="T32">IMPLEMENTED</text:span></text:p>
      <text:p text:style-name="P43" loext:marker-style-name="T28"><text:span text:style-name="T28"/></text:p>
      <text:p text:style-name="P44" loext:marker-style-name="T28"><text:span text:style-name="T28">Bosses;</text:span></text:p>
      <text:p text:style-name="P42" loext:marker-style-name="T28"><text:span text:style-name="T38">Obese Dvorniashka</text:span><text:span text:style-name="T28">: </text:span><text:span text:style-name="T31">Full Deck </text:span><text:span text:style-name="T28">All cards have restoring <text:s/></text:span></text:p>
      <text:p text:style-name="P45" loext:marker-style-name="T28"><text:span text:style-name="T38">Swift Dvorniashka</text:span><text:span text:style-name="T28"> : Full Deck All Cards have parry </text:span></text:p>
      <text:p text:style-name="P46" loext:marker-style-name="T28"><text:span text:style-name="T38">Bouncer Dvorniashka:</text:span><text:span text:style-name="T28"> Full Deck All Cards have bounce and burn 2</text:span></text:p>
      <text:p text:style-name="P47" loext:marker-style-name="T28"><text:span text:style-name="T38">Bear?</text:span><text:span text:style-name="T28">: full deck, has balalaika item passive (every third instance of damage is tripled). All cards have burn 1</text:span></text:p>
      <text:p text:style-name="P47" loext:marker-style-name="T28"><text:span text:style-name="T38">Siberian Bear Hunter</text:span><text:span text:style-name="T28">: Only spades <text:s/>all cards have spiky 10.</text:span></text:p>
      <text:p text:style-name="P47" loext:marker-style-name="T28"><text:span text:style-name="T28"/></text:p>
      <text:p text:style-name="P48" loext:marker-style-name="T28"><text:span text:style-name="T28">TODO:</text:span></text:p>
      <text:p text:style-name="P48" loext:marker-style-name="T28"><text:span text:style-name="T28">active items </text:span></text:p>
      <text:p text:style-name="P48" loext:marker-style-name="T28"><text:span text:style-name="T28">reworking the item and card modifier triggers to be visual</text:span></text:p>
      <text:p text:style-name="P49" loext:marker-style-name="T28"><text:span text:style-name="T28">implementing boss enoucnters.</text:span></text:p>
      <text:p text:style-name="P46" loext:marker-style-name="T28"><text:span text:style-name="T28"/></text:p>
      <text:p text:style-name="P46" loext:marker-style-name="T28"><text:span text:style-name="T28"/></text:p>
      <text:p text:style-name="normal1" loext:marker-style-name="T28"><text:span text:style-name="T28"/></text:p>
      <text:p text:style-name="P50" loext:marker-style-name="T28"><text:span text:style-name="T28"/></text:p>
      <text:p text:style-name="P37" loext:marker-style-name="T33"/>
      <text:p text:style-name="P36" loext:marker-style-name="T28"/>
      <text:p text:style-name="P36" loext:marker-style-name="T28"/>
      <text:p text:style-name="P36"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text:soft-page-break/></text:p>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text:p text:style-name="P34" loext:marker-style-name="T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ru" fo:country="RU"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ru" fo:country="RU"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ru" fo:country="RU"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normal1" style:next-style-name="normal1"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1" style:next-style-name="normal1"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1" style:next-style-name="normal1"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1" style:next-style-name="normal1"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1" style:next-style-name="normal1"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1" style:next-style-name="normal1"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normal1"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ru" fo:country="RU"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1" style:next-style-name="normal1"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1"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1"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1" style:font-family-complex="Wingdings" style:font-family-generic-complex="system" style:font-pitch-complex="variable"/>
    </style:style>
    <style:style style:name="ListLabel_20_74" style:display-name="ListLabel 74" style:family="text">
      <style:text-properties style:text-underline-style="none" style:font-name-complex="Wingdings 21" style:font-family-complex="'Wingdings 2'" style:font-family-generic-complex="system" style:font-pitch-complex="variable"/>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1" style:font-family-complex="Wingdings" style:font-family-generic-complex="system" style:font-pitch-complex="variable"/>
    </style:style>
    <style:style style:name="ListLabel_20_77" style:display-name="ListLabel 77" style:family="text">
      <style:text-properties style:text-underline-style="none" style:font-name-complex="Wingdings 21" style:font-family-complex="'Wingdings 2'" style:font-family-generic-complex="system" style:font-pitch-complex="variable"/>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1" style:font-family-complex="Wingdings" style:font-family-generic-complex="system" style:font-pitch-complex="variable"/>
    </style:style>
    <style:style style:name="ListLabel_20_80" style:display-name="ListLabel 80" style:family="text">
      <style:text-properties style:text-underline-style="none" style:font-name-complex="Wingdings 21" style:font-family-complex="'Wingdings 2'" style:font-family-generic-complex="system" style:font-pitch-complex="variable"/>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nothing"/>
        </style:list-level-properties>
      </text:list-level-style-number>
      <text:list-level-style-number text:level="2" text:style-name="ListLabel_20_83" loext:num-list-format="%2%" style:num-format="">
        <style:list-level-properties text:list-level-position-and-space-mode="label-alignment">
          <style:list-level-label-alignment text:label-followed-by="nothing"/>
        </style:list-level-properties>
      </text:list-level-style-number>
      <text:list-level-style-number text:level="3" text:style-name="ListLabel_20_84" loext:num-list-format="%3%" style:num-format="">
        <style:list-level-properties text:list-level-position-and-space-mode="label-alignment">
          <style:list-level-label-alignment text:label-followed-by="nothing"/>
        </style:list-level-properties>
      </text:list-level-style-number>
      <text:list-level-style-number text:level="4" text:style-name="ListLabel_20_85" loext:num-list-format="%4%" style:num-format="">
        <style:list-level-properties text:list-level-position-and-space-mode="label-alignment">
          <style:list-level-label-alignment text:label-followed-by="nothing"/>
        </style:list-level-properties>
      </text:list-level-style-number>
      <text:list-level-style-number text:level="5" text:style-name="ListLabel_20_86" loext:num-list-format="%5%" style:num-format="">
        <style:list-level-properties text:list-level-position-and-space-mode="label-alignment">
          <style:list-level-label-alignment text:label-followed-by="nothing"/>
        </style:list-level-properties>
      </text:list-level-style-number>
      <text:list-level-style-number text:level="6" text:style-name="ListLabel_20_87" loext:num-list-format="%6%" style:num-format="">
        <style:list-level-properties text:list-level-position-and-space-mode="label-alignment">
          <style:list-level-label-alignment text:label-followed-by="nothing"/>
        </style:list-level-properties>
      </text:list-level-style-number>
      <text:list-level-style-number text:level="7" text:style-name="ListLabel_20_88" loext:num-list-format="%7%" style:num-format="">
        <style:list-level-properties text:list-level-position-and-space-mode="label-alignment">
          <style:list-level-label-alignment text:label-followed-by="nothing"/>
        </style:list-level-properties>
      </text:list-level-style-number>
      <text:list-level-style-number text:level="8" text:style-name="ListLabel_20_89" loext:num-list-format="%8%" style:num-format="">
        <style:list-level-properties text:list-level-position-and-space-mode="label-alignment">
          <style:list-level-label-alignment text:label-followed-by="nothing"/>
        </style:list-level-properties>
      </text:list-level-style-number>
      <text:list-level-style-number text:level="9" text:style-name="ListLabel_20_9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1">
      <style:paragraph-properties fo:margin-left="0in" fo:text-indent="0in" style:auto-text-indent="false"/>
    </style:style>
    <style:style style:name="MT1" style:family="text">
      <style:text-properties fo:font-size="8pt" fo:language="en" fo:country="US" fo:font-weight="bold" style:font-size-asian="8pt" style:font-weight-asian="bold" style:font-size-complex="8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Gulag Manicure name for something else</text:span><text:span text:style-name="MT1"/></text:p>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5-10-28T12:49:55.447662817</dc:date>
    <meta:editing-cycles>76</meta:editing-cycles>
    <meta:editing-duration>PT4H3M49S</meta:editing-duration>
    <meta:generator>LibreOffice/24.2.7.2$Linux_X86_64 LibreOffice_project/420$Build-2</meta:generator>
    <meta:document-statistic meta:table-count="0" meta:image-count="0" meta:object-count="0" meta:page-count="6" meta:paragraph-count="175" meta:word-count="2037" meta:character-count="11762" meta:non-whitespace-character-count="9867"/>
    <meta:user-defined meta:name="AppVersion">15.0000</meta:user-defined>
  </office:meta>
</office:document-meta>
</file>